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ions.</text:p>
      <text:p text:style-name="Standard"/>
      <text:p text:style-name="Standard">McKeldin Library</text:p>
      <text:p text:style-name="Standard"/>
      <text:p text:style-name="Standard">The $2.5 million McKeldin Library was completed in December of 1957 and opened to students on January 6, 1958. The library was named for then Governor Theodore Roosevelt McKeldin who helped secure funding for the library from the Maryland Legislature in 1955. The new library was designed to hold about 1 million books and smoking was allowed in most parts of the library. A $30 million addition to the library was incorporated in 1990.</text:p>
      <text:p text:style-name="Standard"/>
      <text:p text:style-name="Standard"/>
      <text:p text:style-name="Standard">Rossborough Inn</text:p>
      <text:p text:style-name="Standard"/>
      <text:p text:style-name="Standard">Built in 1798, the Rossborough Inn is today the oldest building on the campus of the University of Maryland College Park, but did not actually become part of the campus until some years later. Over the years it has variously served as a hostel for travelers, a social center for the Washington and southern Maryland elite, an agricultural experiment station, and a faculty and alumni club.</text:p>
      <text:p text:style-name="Standard"/>
      <text:p text:style-name="Standard"/>
      <text:p text:style-name="Standard">Byrd Stadium</text:p>
      <text:p text:style-name="Standard"/>
      <text:p text:style-name="Standard">Named for University of Maryland student, coach, and University President, Harry Clifton “Curley” Byrd, the original Byrd Stadium, fondly called “The Byrd Cage”, was located on what is now Fraternity Row. It was first called the University of Maryland Athletic Field but was later renamed at the insistence of students. The current Byrd Stadium has undergone various renovations and expansions, the most recent of which was the addition of a $10.9 million upper deck in 1995.</text:p>
      <text:p text:style-name="Standard"/>
      <text:p text:style-name="Standard">Dormitories</text:p>
      <text:p text:style-name="Standard"/>
      <text:p text:style-name="Standard">On November 29, 1912, the day before Thanksgiving, a fire swept through the College Park campus of what was then the Maryland Agricultural College, which would later become Maryland State College and finally the University of Maryland. The blaze consumed most of the buildings on campus, including all of the dormitories and the majority of the classrooms. Many feared it was the end of the college, but the great fire cleared the way for new growth and change. One of the most notable changes was the admission of female students. The first women, Elizabeth Hook and Charlotte Vaux were admitted to Maryland State College in the fall of 1916. 1918 was the year that Chun-Jun C. Chen, the first Chinese student, <text:s/>joined the campus. In 1920 Maryland State College became part of the University of Maryland and the student body included more than 24 women. By 1945, two residence facilities, <text:s/><text:span text:style-name="T1">Margaret Brent Hall and Anne Arundel Hall housed 228 women and nine separate buildings accommodated 860 men. The dormitories of the University of Maryland at College Park would not see their first black student, however, until 1951 when Hiram T. Whittle was admitted to the university after he brought a law suit against the school of engineering, which had sought to bar him because of his race. Once admitted, Whittle's application for a place in the residence halls was only granted after a University official upon consultation with the Maryland Attorney General was informed that the school's regulations must be applied equally to all students regardless of their race. Hagerstown Hall, previously an all women's dormitory became the first co-educational residence hall at College Park in 1969. The upper six floors were approved by university president Wilson H. Elkins as an experimental living and learning residence unit, with men living on one side of the hall and women on the other. According to a May 22, 1969 article in the Washington Post by Eric Wentworth, “University authorities </text:span><text:soft-page-break/><text:span text:style-name="T1">made it quite clear, however, that Hagerstown Hall—heretofore a womens' dormitory---will hardly become a 'Huggerstown Hall' Hippy commune with males and females intermingling at all hours”. Today, of the 36 on-campus residencies, only one, Cecil Hall, is not coeducat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2-02T08:07:05</meta:creation-date>
    <dc:date>2007-12-03T00:40:47</dc:date>
    <meta:editing-cycles>30</meta:editing-cycles>
    <meta:editing-duration>PT6H26M51S</meta:editing-duration>
    <meta:user-defined meta:name="Info 1"/>
    <meta:user-defined meta:name="Info 2"/>
    <meta:user-defined meta:name="Info 3"/>
    <meta:user-defined meta:name="Info 4"/>
    <meta:document-statistic meta:table-count="0" meta:image-count="0" meta:object-count="0" meta:page-count="2" meta:paragraph-count="9" meta:word-count="595" meta:character-count="3625"/>
  </office:meta>
</office:document-meta>
</file>